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dobe Fangsong Std R" svg:font-family="'Adobe Fangsong Std 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name-asian="Adobe Fangsong Std R" style:font-size-asian="14pt" style:language-asian="zh" style:country-asian="CN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這一次的作業蠻簡單的因為只是把之前的程式寫下來。只需要更改文件的位子。我文件的位置就放在D：//裡面。幸好，這一次的程式也比較容易明白。但是，為什麼要取消警告4996我就不知道了。不取消那個警告程式無法運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dobe Fangsong Std R" svg:font-family="'Adobe Fangsong Std 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6S</meta:editing-duration>
    <meta:editing-cycles>3</meta:editing-cycles>
    <meta:generator>LibreOffice/5.3.7.2$Windows_X86_64 LibreOffice_project/6b8ed514a9f8b44d37a1b96673cbbdd077e24059</meta:generator>
    <dc:date>2019-12-18T23:34:49.215000000</dc:date>
    <meta:document-statistic meta:table-count="0" meta:image-count="0" meta:object-count="0" meta:page-count="1" meta:paragraph-count="1" meta:word-count="100" meta:character-count="104" meta:non-whitespace-character-count="104"/>
    <meta:user-defined meta:name="Info 1"/>
    <meta:user-defined meta:name="Info 2"/>
    <meta:user-defined meta:name="Info 3"/>
    <meta:user-defined meta:name="Info 4"/>
  </office:meta>
</office:document-meta>
</file>